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,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,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,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,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,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,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,115</text:p>
          </table:table-cell>
          <table:table-cell/>
          <table:table-cell office:value-type="string">
            <text:p>T=4 I=2 B=50</text:p>
          </table:table-cell>
          <table:table-cell office:value-type="float" office:value="0.254">
            <text:p>0,2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,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,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,248</text:p>
          </table:table-cell>
          <table:table-cell/>
          <table:table-cell office:value-type="string">
            <text:p>T=8 I=3 B=50</text:p>
          </table:table-cell>
          <table:table-cell office:value-type="float" office:value="0.282">
            <text:p>0,2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,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,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,298</text:p>
          </table:table-cell>
          <table:table-cell/>
          <table:table-cell office:value-type="string">
            <text:p>T=16 I=4 B=50</text:p>
          </table:table-cell>
          <table:table-cell office:value-type="float" office:value="0.607">
            <text:p>0,6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,159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4">
            <text:p>0,0194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403">
            <text:p>0,0403</text:p>
          </table:table-cell>
          <table:table-cell/>
          <table:table-cell office:value-type="string">
            <text:p>T=2 I=1</text:p>
          </table:table-cell>
          <table:table-cell office:value-type="float" office:value="0.00299">
            <text:p>0,0029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,0102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221">
            <text:p>0,0221</text:p>
          </table:table-cell>
          <table:table-cell/>
          <table:table-cell office:value-type="string">
            <text:p>T=4 I=2</text:p>
          </table:table-cell>
          <table:table-cell office:value-type="float" office:value="0.0037">
            <text:p>0,003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,00658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534">
            <text:p>0,00534</text:p>
          </table:table-cell>
          <table:table-cell/>
          <table:table-cell office:value-type="string">
            <text:p>T=8 I=3</text:p>
          </table:table-cell>
          <table:table-cell office:value-type="float" office:value="0.00769">
            <text:p>0,0076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,0268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59">
            <text:p>0,059</text:p>
          </table:table-cell>
          <table:table-cell/>
          <table:table-cell office:value-type="string">
            <text:p>T=16 I=4</text:p>
          </table:table-cell>
          <table:table-cell office:value-type="float" office:value="0.035">
            <text:p>0,03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,0205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.296">
            <text:p>8,296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421">
            <text:p>0,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,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,1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.03">
            <text:p>4,0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,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,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,3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.464">
            <text:p>2,464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,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,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,62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.864">
            <text:p>1,8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,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,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,14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,0273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01">
            <text:p>0,00201</text:p>
          </table:table-cell>
          <table:table-cell/>
          <table:table-cell office:value-type="string">
            <text:p>T=2 I=1</text:p>
          </table:table-cell>
          <table:table-cell office:value-type="float" office:value="0.00338">
            <text:p>0,00338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,028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3">
            <text:p>0,0023</text:p>
          </table:table-cell>
          <table:table-cell/>
          <table:table-cell office:value-type="string">
            <text:p>T=4 I=2</text:p>
          </table:table-cell>
          <table:table-cell office:value-type="float" office:value="0.00677">
            <text:p>0,0067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,006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">
            <text:p>0,004</text:p>
          </table:table-cell>
          <table:table-cell/>
          <table:table-cell office:value-type="string">
            <text:p>T=8 I=3</text:p>
          </table:table-cell>
          <table:table-cell office:value-type="float" office:value="0.00652">
            <text:p>0,0065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,0037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166">
            <text:p>0,0166</text:p>
          </table:table-cell>
          <table:table-cell/>
          <table:table-cell office:value-type="string">
            <text:p>T=16 I=4</text:p>
          </table:table-cell>
          <table:table-cell office:value-type="float" office:value="0.00889">
            <text:p>0,008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,00264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.0188</text:p>
          </table:table-cell>
          <table:table-cell office:value-type="string">
            <text:p>0.0185</text:p>
          </table:table-cell>
          <table:table-cell office:value-type="string">
            <text:p>0.0187</text:p>
          </table:table-cell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.0124</text:p>
          </table:table-cell>
          <table:table-cell office:value-type="string">
            <text:p>0.010322</text:p>
          </table:table-cell>
          <table:table-cell table:number-columns-repeated="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0.00636</text:p>
          </table:table-cell>
          <table:table-cell office:value-type="string">
            <text:p>0.00718</text:p>
          </table:table-cell>
          <table:table-cell office:value-type="string">
            <text:p>0.0167</text:p>
          </table:table-cell>
          <table:table-cell office:value-type="string">
            <text:p>0.014</text:p>
          </table:table-cell>
          <table:table-cell office:value-type="string">
            <text:p>0.0065</text:p>
          </table:table-cell>
          <table:table-cell office:value-type="string">
            <text:p>0.050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895</text:p>
          </table:table-cell>
          <table:table-cell office:value-type="string">
            <text:p>0.00541</text:p>
          </table:table-cell>
          <table:table-cell office:value-type="string">
            <text:p>0.0797</text:p>
          </table:table-cell>
          <table:table-cell office:value-type="string">
            <text:p>0.00638</text:p>
          </table:table-cell>
          <table:table-cell office:value-type="string">
            <text:p>0.0596</text:p>
          </table:table-cell>
          <table:table-cell office:value-type="string">
            <text:p>0.0528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string">
            <text:p>0.0187</text:p>
          </table:table-cell>
          <table:table-cell office:value-type="string">
            <text:p>0.0218</text:p>
          </table:table-cell>
          <table:table-cell office:value-type="string">
            <text:p>0.0336</text:p>
          </table:table-cell>
          <table:table-cell office:value-type="string">
            <text:p>0.0222</text:p>
          </table:table-cell>
          <table:table-cell office:value-type="string">
            <text:p>0.0213</text:p>
          </table:table-cell>
          <table:table-cell table:number-columns-repeated="4"/>
        </table:table-row>
      </table:table>
      <table:table table:name="Blad2" table:style-name="ta1">
        <table:shapes>
          <draw:frame draw:z-index="0" draw:style-name="gr1" svg:width="10.452cm" svg:height="5.879cm" svg:x="13.436cm" svg:y="1.069cm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191cm" svg:height="5.732cm" svg:x="25.031cm" svg:y="1.309cm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2.845cm" svg:height="5.68cm" svg:x="36.237cm" svg:y="1.494cm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0.006cm" svg:height="5.628cm" svg:x="1.2cm" svg:y="1.176cm">
            <draw:object draw:notify-on-update-of-ranges="Sheet1.A4:Sheet1.A8 Sheet1.B3:Sheet1.B3 Sheet1.B4:Sheet1.B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867cm" svg:height="5.28cm" svg:x="1.199cm" svg:y="8.561cm">
            <draw:object draw:notify-on-update-of-ranges="Sheet1.A13:Sheet1.A17 Sheet1.B12:Sheet1.B12 Sheet1.B13:Sheet1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9.895cm" svg:height="5.157cm" svg:x="13.407cm" svg:y="8.827cm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3.381cm" svg:height="5.013cm" svg:x="25.894cm" svg:y="8.961cm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shapes>
          <draw:frame draw:z-index="0" draw:style-name="gr2" draw:text-style-name="P1" svg:width="15.999cm" svg:height="8.999cm" svg:x="0cm" svg:y="0cm">
            <draw:object draw:notify-on-update-of-ranges="Sheet1.A26:Sheet1.A30 Sheet1.B25:Sheet1.B25 Sheet1.B26:Sheet1.B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2" draw:text-style-name="P1" svg:width="15.999cm" svg:height="8.999cm" svg:x="16.455cm" svg:y="0cm">
            <draw:object draw:notify-on-update-of-ranges="Sheet1.D26:Sheet1.D29 Sheet1.E25:Sheet1.E25 Sheet1.E26:Sheet1.E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2" draw:text-style-name="P1" svg:width="15.999cm" svg:height="8.999cm" svg:x="33.906cm" svg:y="0cm">
            <draw:object draw:notify-on-update-of-ranges="Sheet1.G26:Sheet1.G29 Sheet1.H25:Sheet1.H25 Sheet1.H26:Sheet1.H2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2" draw:text-style-name="P1" svg:width="15.999cm" svg:height="8.999cm" svg:x="51.666cm" svg:y="0cm">
            <draw:object draw:notify-on-update-of-ranges="Sheet1.J26:Sheet1.J29 Sheet1.K25:Sheet1.K25 Sheet1.K26:Sheet1.K2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2" draw:text-style-name="P1" svg:width="11.639cm" svg:height="6.547cm" svg:x="0.068cm" svg:y="9.566cm">
            <draw:object draw:notify-on-update-of-ranges="Sheet1.A35:Sheet1.A39 Sheet1.B34:Sheet1.B34 Sheet1.B35:Sheet1.B3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2" draw:text-style-name="P1" svg:width="11.747cm" svg:height="6.608cm" svg:x="16.517cm" svg:y="9.752cm">
            <draw:object draw:notify-on-update-of-ranges="Sheet1.D35:Sheet1.D38 Sheet1.E34:Sheet1.E34 Sheet1.E35:Sheet1.E3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2" draw:text-style-name="P1" svg:width="11.525cm" svg:height="6.482cm" svg:x="30.314cm" svg:y="9.726cm">
            <draw:object draw:notify-on-update-of-ranges="Sheet1.G35:Sheet1.G38 Sheet1.H34:Sheet1.H34 Sheet1.H35:Sheet1.H3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2" draw:text-style-name="P1" svg:width="11.177cm" svg:height="5.962cm" svg:x="0cm" svg:y="20.853cm">
            <draw:object draw:notify-on-update-of-ranges="Sheet1.A26:Sheet1.A29 Sheet1.B25:Sheet1.B25 Sheet1.B26:Sheet1.B29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2" draw:text-style-name="P1" svg:width="11.233cm" svg:height="5.723cm" svg:x="13.268cm" svg:y="21.146cm">
            <draw:object draw:notify-on-update-of-ranges="Sheet1.D26:Sheet1.D29 Sheet1.E25:Sheet1.E25 Sheet1.E26:Sheet1.E2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2" draw:text-style-name="P1" svg:width="11.93cm" svg:height="6.133cm" svg:x="25.616cm" svg:y="20.96cm">
            <draw:object draw:notify-on-update-of-ranges="Sheet1.G26:Sheet1.G29 Sheet1.H25:Sheet1.H25 Sheet1.H26:Sheet1.H2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2" draw:text-style-name="P1" svg:width="12.18cm" svg:height="6.851cm" svg:x="39.971cm" svg:y="20.32cm">
            <draw:object draw:notify-on-update-of-ranges="Sheet1.J26:Sheet1.J29 Sheet1.K25:Sheet1.K25 Sheet1.K26:Sheet1.K2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00-00-00</text:date>, <text:time style:data-style-name="N2" text:time-value="0000-00-00T19:27:19.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9T19:50:48.22</dc:date>
    <meta:editing-duration>PT6H17M17S</meta:editing-duration>
    <meta:editing-cycles>12</meta:editing-cycles>
    <meta:generator>LibreOffice/4.0.2.2$Windows_x86 LibreOffice_project/4c82dcdd6efcd48b1d8bba66bfe1989deee49c3</meta:generator>
    <meta:document-statistic meta:table-count="3" meta:cell-count="179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3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6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G25:Sheet1.H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6.456cm" svg:y="7.993cm" chart:style-name="ch6">
              <text:p>Radius (pixels)</text:p>
            </chart:title>
            <chart:categories table:cell-range-address="Sheet1.G26:Sheet1.G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H26:Sheet1.H29" chart:label-cell-address="Sheet1.H25:Sheet1.H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J25:Sheet1.K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5.53cm" svg:y="7.993cm" chart:style-name="ch6">
              <text:p>Threads, image size, radius</text:p>
            </chart:title>
            <chart:categories table:cell-range-address="Sheet1.J26:Sheet1.J29"/>
          </chart:axis>
          <chart:axis chart:dimension="y" chart:name="primary-y" chart:style-name="ch7">
            <chart:title svg:x="0.451cm" svg:y="5.389cm" chart:style-name="ch8">
              <text:p>Tims (s)</text:p>
            </chart:title>
            <chart:grid chart:style-name="ch9" chart:class="major"/>
          </chart:axis>
          <chart:series chart:style-name="ch10" chart:values-cell-range-address="Sheet1.K26:Sheet1.K29" chart:label-cell-address="Sheet1.K25:Sheet1.K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4cm" svg:height="6.548cm" xlink:href=".." xlink:type="simple" chart:class="chart:bar" chart:style-name="ch1">
        <chart:title svg:x="4.776cm" svg:y="-0.106cm" chart:style-name="ch2">
          <text:p>Threshold</text:p>
        </chart:title>
        <chart:plot-area chart:style-name="ch3" table:cell-range-address="Sheet1.A34:Sheet1.B39" chart:data-source-has-labels="both" svg:x="0.68cm" svg:y="0.347cm" svg:width="10.488cm" svg:height="5.786cm">
          <chartooo:coordinate-region svg:x="1.778cm" svg:y="0.559cm" svg:width="9.39cm" svg:height="4.901cm"/>
          <chart:axis chart:dimension="x" chart:name="primary-x" chart:style-name="ch4" chartooo:axis-type="auto">
            <chartooo:date-scale/>
            <chart:title svg:x="5.435cm" svg:y="6.007cm" chart:style-name="ch5">
              <text:p>Threads</text:p>
            </chart:title>
            <chart:categories table:cell-range-address="Sheet1.A35:Sheet1.A39"/>
          </chart:axis>
          <chart:axis chart:dimension="y" chart:name="primary-y" chart:style-name="ch6">
            <chart:title svg:x="-0.08cm" svg:y="4.005cm" chart:style-name="ch7">
              <text:p>Time (s)</text:p>
            </chart:title>
            <chart:grid chart:style-name="ch8" chart:class="major"/>
          </chart:axis>
          <chart:series chart:style-name="ch9" chart:values-cell-range-address="Sheet1.B35:Sheet1.B39" chart:label-cell-address="Sheet1.B34:Sheet1.B3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5:Sheet1.A39</svg:desc>
                </draw:g>
              </table:table-cell>
              <table:table-cell office:value-type="float" office:value="0.0273">
                <text:p>0.0273</text:p>
                <draw:g>
                  <svg:desc>Sheet1.B35:Sheet1.B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64">
                <text:p>0.002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48cm" svg:height="6.609cm" xlink:href=".." xlink:type="simple" chart:class="chart:bar" chart:style-name="ch1">
        <chart:title svg:x="4.871cm" svg:y="-0.103cm" chart:style-name="ch2">
          <text:p>Threshold</text:p>
        </chart:title>
        <chart:plot-area chart:style-name="ch3" table:cell-range-address="Sheet1.D34:Sheet1.E38" chart:data-source-has-labels="both" svg:x="0.628cm" svg:y="0.529cm" svg:width="10.646cm" svg:height="5.829cm">
          <chartooo:coordinate-region svg:x="1.726cm" svg:y="0.742cm" svg:width="9.548cm" svg:height="4.943cm"/>
          <chart:axis chart:dimension="x" chart:name="primary-x" chart:style-name="ch4" chartooo:axis-type="auto">
            <chartooo:date-scale/>
            <chart:title svg:x="5.602cm" svg:y="6.099cm" chart:style-name="ch5">
              <text:p>Pixels</text:p>
            </chart:title>
            <chart:categories table:cell-range-address="Sheet1.D35:Sheet1.D38"/>
          </chart:axis>
          <chart:axis chart:dimension="y" chart:name="primary-y" chart:style-name="ch6">
            <chart:title svg:x="-0.078cm" svg:y="4.114cm" chart:style-name="ch7">
              <text:p>Time (s)</text:p>
            </chart:title>
            <chart:grid chart:style-name="ch8" chart:class="major"/>
          </chart:axis>
          <chart:series chart:style-name="ch9" chart:values-cell-range-address="Sheet1.E35:Sheet1.E38" chart:label-cell-address="Sheet1.E34:Sheet1.E3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35:Sheet1.D38</svg:desc>
                </draw:g>
              </table:table-cell>
              <table:table-cell office:value-type="float" office:value="0.00201">
                <text:p>0.00201</text:p>
                <draw:g>
                  <svg:desc>Sheet1.E35:Sheet1.E38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166">
                <text:p>0.01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26cm" svg:height="6.483cm" xlink:href=".." xlink:type="simple" chart:class="chart:bar" chart:style-name="ch1">
        <chart:title svg:x="4.68cm" svg:y="-0.109cm" chart:style-name="ch2">
          <text:p>Threshold</text:p>
        </chart:title>
        <chart:plot-area chart:style-name="ch3" table:cell-range-address="Sheet1.G34:Sheet1.H38" chart:data-source-has-labels="both" svg:x="0.767cm" svg:y="0.477cm" svg:width="10.294cm" svg:height="5.641cm">
          <chartooo:coordinate-region svg:x="1.865cm" svg:y="0.689cm" svg:width="9.196cm" svg:height="4.756cm"/>
          <chart:axis chart:dimension="x" chart:name="primary-x" chart:style-name="ch4" chartooo:axis-type="auto">
            <chartooo:date-scale/>
            <chart:title svg:x="4.482cm" svg:y="5.977cm" chart:style-name="ch5">
              <text:p>Threads, image size</text:p>
            </chart:title>
            <chart:categories table:cell-range-address="Sheet1.G35:Sheet1.G38"/>
          </chart:axis>
          <chart:axis chart:dimension="y" chart:name="primary-y" chart:style-name="ch6">
            <chart:title svg:x="-0.082cm" svg:y="4.048cm" chart:style-name="ch7">
              <text:p>Time (s)</text:p>
            </chart:title>
            <chart:grid chart:style-name="ch8" chart:class="major"/>
          </chart:axis>
          <chart:series chart:style-name="ch9" chart:values-cell-range-address="Sheet1.H35:Sheet1.H38" chart:label-cell-address="Sheet1.H34:Sheet1.H3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4:Sheet1.H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35:Sheet1.G38</svg:desc>
                </draw:g>
              </table:table-cell>
              <table:table-cell office:value-type="float" office:value="0.00338">
                <text:p>0.00338</text:p>
                <draw:g>
                  <svg:desc>Sheet1.H35:Sheet1.H38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677">
                <text:p>0.00677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652">
                <text:p>0.00652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0889">
                <text:p>0.008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78cm" svg:height="5.963cm" xlink:href=".." xlink:type="simple" chart:class="chart:bar" chart:style-name="ch1">
        <chart:title svg:x="5.122cm" svg:y="-0.131cm" chart:style-name="ch2">
          <text:p>Blur</text:p>
        </chart:title>
        <chart:plot-area chart:style-name="ch3" table:cell-range-address="Sheet1.A25:Sheet1.B29" chart:data-source-has-labels="both" svg:x="0.527cm" svg:y="0.378cm" svg:width="10.181cm" svg:height="5.173cm">
          <chartooo:coordinate-region svg:x="0.963cm" svg:y="0.59cm" svg:width="9.745cm" svg:height="4.288cm"/>
          <chart:axis chart:dimension="x" chart:name="primary-x" chart:style-name="ch4" chartooo:axis-type="auto">
            <chartooo:date-scale/>
            <chart:title svg:x="5.057cm" svg:y="5.474cm" chart:style-name="ch5">
              <text:p>Threads</text:p>
            </chart:title>
            <chart:categories table:cell-range-address="Sheet1.A26:Sheet1.A29"/>
          </chart:axis>
          <chart:axis chart:dimension="y" chart:name="primary-y" chart:style-name="ch6">
            <chart:title svg:x="-0.088cm" svg:y="3.812cm" chart:style-name="ch7">
              <text:p>Time (s)</text:p>
            </chart:title>
            <chart:grid chart:style-name="ch8" chart:class="major"/>
          </chart:axis>
          <chart:series chart:style-name="ch9" chart:values-cell-range-address="Sheet1.B26:Sheet1.B29" chart:label-cell-address="Sheet1.B25:Sheet1.B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29</svg:desc>
                </draw:g>
              </table:table-cell>
              <table:table-cell office:value-type="float" office:value="8.296">
                <text:p>8.296</text:p>
                <draw:g>
                  <svg:desc>Sheet1.B26:Sheet1.B2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34cm" svg:height="5.724cm" xlink:href=".." xlink:type="simple" chart:class="chart:bar" chart:style-name="ch1">
        <chart:title svg:x="5.131cm" svg:y="-0.142cm" chart:style-name="ch2">
          <text:p>Blur</text:p>
        </chart:title>
        <chart:plot-area chart:style-name="ch3" table:cell-range-address="Sheet1.D25:Sheet1.E29" chart:data-source-has-labels="both" svg:x="0.878cm" svg:y="0.446cm" svg:width="9.903cm" svg:height="4.773cm">
          <chartooo:coordinate-region svg:x="1.314cm" svg:y="0.658cm" svg:width="9.467cm" svg:height="3.888cm"/>
          <chart:axis chart:dimension="x" chart:name="primary-x" chart:style-name="ch4" chartooo:axis-type="auto">
            <chartooo:date-scale/>
            <chart:title svg:x="4.889cm" svg:y="5.243cm" chart:style-name="ch5">
              <text:p>Pixels</text:p>
            </chart:title>
            <chart:categories table:cell-range-address="Sheet1.D26:Sheet1.D29"/>
          </chart:axis>
          <chart:axis chart:dimension="y" chart:name="primary-y" chart:style-name="ch6">
            <chart:title svg:x="-0.087cm" svg:y="3.652cm" chart:style-name="ch7">
              <text:p>Time (s)</text:p>
            </chart:title>
            <chart:grid chart:style-name="ch8" chart:class="major"/>
          </chart:axis>
          <chart:series chart:style-name="ch9" chart:values-cell-range-address="Sheet1.E26:Sheet1.E29" chart:label-cell-address="Sheet1.E25:Sheet1.E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31cm" svg:height="6.134cm" xlink:href=".." xlink:type="simple" chart:class="chart:bar" chart:style-name="ch1">
        <chart:title svg:x="5.395cm" svg:y="-0.124cm" chart:style-name="ch2">
          <text:p>Blur</text:p>
        </chart:title>
        <chart:plot-area chart:style-name="ch3" table:cell-range-address="Sheet1.G25:Sheet1.H29" chart:data-source-has-labels="both" svg:x="0.433cm" svg:y="0.403cm" svg:width="11.016cm" svg:height="5.462cm">
          <chartooo:coordinate-region svg:x="1.16cm" svg:y="0.615cm" svg:width="10.289cm" svg:height="4.577cm"/>
          <chart:axis chart:dimension="x" chart:name="primary-x" chart:style-name="ch4" chartooo:axis-type="auto">
            <chartooo:date-scale/>
            <chart:title svg:x="5.336cm" svg:y="5.64cm" chart:style-name="ch5">
              <text:p>Radius</text:p>
            </chart:title>
            <chart:categories table:cell-range-address="Sheet1.G26:Sheet1.G29"/>
          </chart:axis>
          <chart:axis chart:dimension="y" chart:name="primary-y" chart:style-name="ch6">
            <chart:title svg:x="-0.075cm" svg:y="3.884cm" chart:style-name="ch7">
              <text:p>Time (s)</text:p>
            </chart:title>
            <chart:grid chart:style-name="ch8" chart:class="major"/>
          </chart:axis>
          <chart:series chart:style-name="ch9" chart:values-cell-range-address="Sheet1.H26:Sheet1.H29" chart:label-cell-address="Sheet1.H25:Sheet1.H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81cm" svg:height="6.852cm" xlink:href=".." xlink:type="simple" chart:class="chart:bar" chart:style-name="ch1">
        <chart:title svg:x="5.582cm" svg:y="-0.093cm" chart:style-name="ch2">
          <text:p>Blur</text:p>
        </chart:title>
        <chart:plot-area chart:style-name="ch3" table:cell-range-address="Sheet1.J25:Sheet1.K29" chart:data-source-has-labels="both" svg:x="0.564cm" svg:y="0.452cm" svg:width="11.126cm" svg:height="5.94cm">
          <chartooo:coordinate-region svg:x="1.291cm" svg:y="0.664cm" svg:width="10.399cm" svg:height="5.055cm"/>
          <chart:axis chart:dimension="x" chart:name="primary-x" chart:style-name="ch4" chartooo:axis-type="auto">
            <chartooo:date-scale/>
            <chart:title svg:x="4.462cm" svg:y="6.334cm" chart:style-name="ch5">
              <text:p>Threads, Image, Raduis</text:p>
            </chart:title>
            <chart:categories table:cell-range-address="Sheet1.J26:Sheet1.J29"/>
          </chart:axis>
          <chart:axis chart:dimension="y" chart:name="primary-y" chart:style-name="ch6">
            <chart:title svg:x="-0.07cm" svg:y="4.241cm" chart:style-name="ch7">
              <text:p>Time (s)</text:p>
            </chart:title>
            <chart:grid chart:style-name="ch8" chart:class="major"/>
          </chart:axis>
          <chart:series chart:style-name="ch9" chart:values-cell-range-address="Sheet1.K26:Sheet1.K29" chart:label-cell-address="Sheet1.K25:Sheet1.K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5cm" svg:y="-0.159cm" chart:style-name="ch2">
          <text:p>Treshold</text:p>
        </chart:title>
        <chart:plot-area chart:style-name="ch3" table:cell-range-address="Sheet1.A12:Sheet1.B17" chart:data-source-has-labels="both" svg:x="0.415cm" svg:y="0.406cm" svg:width="9.172cm" svg:height="4.45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7cm" chart:style-name="ch5">
              <text:p>Threads</text:p>
            </chart:title>
            <chart:categories table:cell-range-address="Sheet1.A13:Sheet1.A17"/>
          </chart:axis>
          <chart:axis chart:dimension="y" chart:name="primary-y" chart:style-name="ch6">
            <chart:title svg:x="-0.11cm" svg:y="3.265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7" chart:label-cell-address="Sheet1.B12:Sheet1.B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7</svg:desc>
                </draw:g>
              </table:table-cell>
              <table:table-cell office:value-type="float" office:value="0.0194">
                <text:p>0.0194</text:p>
                <draw:g>
                  <svg:desc>Sheet1.B13:Sheet1.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05">
                <text:p>0.0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39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9cm" svg:y="5.254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5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7cm" svg:y="-0.141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6cm" svg:y="3.813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.002cm" chart:style-name="ch2">
          <text:p>Blur</text:p>
        </chart:title>
        <chart:plot-area chart:style-name="ch3" table:cell-range-address="Sheet1.A3:Sheet1.B8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3cm" chart:style-name="ch5">
              <text:p>Threads</text:p>
            </chart:title>
            <chart:categories table:cell-range-address="Sheet1.A4:Sheet1.A8"/>
          </chart:axis>
          <chart:axis chart:dimension="y" chart:name="primary-y" chart:style-name="ch6">
            <chart:title svg:x="0.002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8" chart:label-cell-address="Sheet1.B3:Sheet1.B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8</svg:desc>
                </draw:g>
              </table:table-cell>
              <table:table-cell office:value-type="float" office:value="1.398">
                <text:p>1.398</text:p>
                <draw:g>
                  <svg:desc>Sheet1.B4:Sheet1.B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3cm" svg:y="0.002cm" chart:style-name="ch2">
          <text:p>Threshold</text:p>
        </chart:title>
        <chart:plot-area chart:style-name="ch3" table:cell-range-address="Sheet1.D12:Sheet1.E16" chart:data-source-has-labels="both" svg:x="0.671cm" svg:y="0.568cm" svg:width="8.827cm" svg:height="3.985cm">
          <chartooo:coordinate-region svg:x="1.583cm" svg:y="0.78cm" svg:width="7.915cm" svg:height="3.1cm"/>
          <chart:axis chart:dimension="x" chart:name="primary-x" chart:style-name="ch4" chartooo:axis-type="auto">
            <chartooo:date-scale/>
            <chart:title svg:x="4.818cm" svg:y="4.572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.002cm" svg:y="3.298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403">
                <text:p>0.0403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534">
                <text:p>0.0053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xlink:type="simple" chart:class="chart:bar" chart:style-name="ch1">
        <chart:title svg:x="5.668cm" svg:y="-0.006cm" chart:style-name="ch2">
          <text:p>Threshold</text:p>
        </chart:title>
        <chart:plot-area chart:style-name="ch3" table:cell-range-address="Sheet1.G12:Sheet1.H16" chart:data-source-has-labels="both" svg:x="2.356cm" svg:y="0.545cm" svg:width="9.849cm" svg:height="4.144cm">
          <chartooo:coordinate-region svg:x="3.268cm" svg:y="0.757cm" svg:width="8.937cm" svg:height="3.259cm"/>
          <chart:axis chart:dimension="x" chart:name="primary-x" chart:style-name="ch4" chartooo:axis-type="text">
            <chart:categories table:cell-range-address="Sheet1.G13:Sheet1.G16"/>
          </chart:axis>
          <chart:axis chart:dimension="y" chart:name="primary-y" chart:style-name="ch5">
            <chart:title svg:x="0.138cm" svg:y="3.401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13:Sheet1.G16</svg:desc>
                </draw:g>
              </table:table-cell>
              <table:table-cell office:value-type="float" office:value="0.00299">
                <text:p>0.00299</text:p>
                <draw:g>
                  <svg:desc>Sheet1.H13:Sheet1.H16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769">
                <text:p>0.00769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A25:Sheet1.B30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6.945cm" svg:y="7.993cm" chart:style-name="ch6">
              <text:p>Threads</text:p>
            </chart:title>
            <chart:categories table:cell-range-address="Sheet1.A26:Sheet1.A30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26:Sheet1.B30" chart:label-cell-address="Sheet1.B25:Sheet1.B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30</svg:desc>
                </draw:g>
              </table:table-cell>
              <table:table-cell office:value-type="float" office:value="8.296">
                <text:p>8.296</text:p>
                <draw:g>
                  <svg:desc>Sheet1.B26:Sheet1.B3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D25:Sheet1.E29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7.117cm" svg:y="7.993cm" chart:style-name="ch6">
              <text:p>Pixels</text:p>
            </chart:title>
            <chart:categories table:cell-range-address="Sheet1.D26:Sheet1.D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E26:Sheet1.E29" chart:label-cell-address="Sheet1.E25:Sheet1.E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